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0.8752in"/>
    </style:style>
    <style:style style:name="co3" style:family="table-column">
      <style:table-column-properties fo:break-before="auto" style:column-width="4.7201in"/>
    </style:style>
    <style:style style:name="co4" style:family="table-column">
      <style:table-column-properties fo:break-before="auto" style:column-width="0.6098in"/>
    </style:style>
    <style:style style:name="co5" style:family="table-column">
      <style:table-column-properties fo:break-before="auto" style:column-width="4.8264in"/>
    </style:style>
    <style:style style:name="co6" style:family="table-column">
      <style:table-column-properties fo:break-before="auto" style:column-width="5.1717in"/>
    </style:style>
    <style:style style:name="co7" style:family="table-column">
      <style:table-column-properties fo:break-before="auto" style:column-width="0.8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Column1</text:p>
          </table:table-cell>
          <table:table-cell table:style-name="Default" office:value-type="string" calcext:value-type="string">
            <text:p>word</text:p>
          </table:table-cell>
          <table:table-cell table:style-name="Default" office:value-type="string" calcext:value-type="string">
            <text:p>gloss1</text:p>
          </table:table-cell>
          <table:table-cell table:style-name="Default" office:value-type="string" calcext:value-type="string">
            <text:p>more_similar</text:p>
          </table:table-cell>
          <table:table-cell table:style-name="Default" office:value-type="string" calcext:value-type="string">
            <text:p>gloss2a</text:p>
          </table:table-cell>
          <table:table-cell table:style-name="Default" office:value-type="string" calcext:value-type="string">
            <text:p>gloss2b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provide with equipment and personnel for the purpose of carrying out a task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equipment operates, it works and does what it is intended to do</text:p>
          </table:table-cell>
          <table:table-cell office:value-type="string" calcext:value-type="string">
            <text:p>to organize a service or system and make it available to peopl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be confronted with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 opposite someone or something so that your face or front is towards them</text:p>
          </table:table-cell>
          <table:table-cell office:value-type="string" calcext:value-type="string">
            <text:p>if you face a problem, or if it faces you, it is likely or certain to happen and you have to deal with it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act as manager of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organize and control the work of a company, organization, or group of people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give or receive something to another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use or to have something at the same time as someone else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To receive or receive as a messag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sed for talking about the things that people say</text:p>
          </table:table-cell>
          <table:table-cell office:value-type="string" calcext:value-type="string">
            <text:p>to realize that someone or something is making a sound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llustrate</text:p>
          </table:table-cell>
          <table:table-cell office:value-type="string" calcext:value-type="string">
            <text:p>To give an illustration of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how something by using pictures, diagrams, lists of numbers etc</text:p>
          </table:table-cell>
          <table:table-cell office:value-type="string" calcext:value-type="string">
            <text:p>to draw the pictures in a book, or to put pictures in a book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make a suggestion ; to make a suggest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ke you think that something is likely to exist or to be true</text:p>
          </table:table-cell>
          <table:table-cell office:value-type="string" calcext:value-type="string">
            <text:p>to say that something is likely to exist or to be tru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To give out ; to give out ; to give ou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offer something such as a welcome, thanks, or sympathy to someone</text:p>
          </table:table-cell>
          <table:table-cell office:value-type="string" calcext:value-type="string">
            <text:p>to increase the size of a building or area, especially by adding extra parts onto it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To accept, accept, or accept as true ; to accept as true ; to accept as true ; to accept as true ; t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carry or take someone or something somewhere</text:p>
          </table:table-cell>
          <table:table-cell office:value-type="string" calcext:value-type="string">
            <text:p>if you cannot bear something, you cannot accept or do it because it makes you very unhappy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make something different ; to alter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replace something with a new or different thing</text:p>
          </table:table-cell>
          <table:table-cell office:value-type="string" calcext:value-type="string">
            <text:p>to become different, or to make someone or something different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To include ; to includ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include something, or to have it as a part</text:p>
          </table:table-cell>
          <table:table-cell office:value-type="string" calcext:value-type="string">
            <text:p>a container, envelope, room etc that contains something has something inside it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able to do something successfully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ucceed in doing something, especially something that needs a lot of effort or skill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become a member of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come a member of an organization, club etc</text:p>
          </table:table-cell>
          <table:table-cell office:value-type="string" calcext:value-type="string">
            <text:p>if you join a road, train, boat etc, you start to travel on it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arrive at a destinat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to arrive somewhere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bring into existence ; to bring into existenc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tart to use a new system, process, or law for the first time</text:p>
          </table:table-cell>
          <table:table-cell office:value-type="string" calcext:value-type="string">
            <text:p>to tell someone another person’s name when they meet for the first time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be in a similar position or position ; to be in a similar position or position ; to be in a similar positio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have the same opinion or feeling as someone else</text:p>
          </table:table-cell>
          <table:table-cell office:value-type="string" calcext:value-type="string">
            <text:p>to use or to have something at the same time as someone else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request ; to reques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speak or write to someone in order to get information from them</text:p>
          </table:table-cell>
          <table:table-cell office:value-type="string" calcext:value-type="string">
            <text:p>to speak or write to someone because you want them to give you something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To be unsuccessful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 unsuccessful in achieving a satisfactory level or standard</text:p>
          </table:table-cell>
          <table:table-cell office:value-type="string" calcext:value-type="string">
            <text:p>to be unsuccessful when you try to do something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become available for business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To make ( someone ) feel uncomfortable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become curved or folded and not straight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be transmitted to ; to be transmitted to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if something such as a programme or message reaches people, they see it or hear it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volve</text:p>
          </table:table-cell>
          <table:table-cell office:value-type="string" calcext:value-type="string">
            <text:p>To change from one form or form to another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velop something gradually</text:p>
          </table:table-cell>
          <table:table-cell office:value-type="string" calcext:value-type="string">
            <text:p>to gradually develop particular physical features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o join or join in a relationship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connect two or more places</text:p>
          </table:table-cell>
          <table:table-cell office:value-type="string" calcext:value-type="string">
            <text:p>if people, things, or events are linked, they are related to each other in some way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ther</text:p>
          </table:table-cell>
          <table:table-cell office:value-type="string" calcext:value-type="string">
            <text:p>To disturb, disturb, or disturb ; to disturb, especially by minor irritations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nnoy someone by interrupting them when they are busy or want to be left alone</text:p>
          </table:table-cell>
          <table:table-cell office:value-type="string" calcext:value-type="string">
            <text:p>to cause someone physical pain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able to do something successfully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office:value-type="string" calcext:value-type="string">
            <text:p>to succeed in doing something, especially something that needs a lot of effort or skill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To have as a part ; to have as a part ; to have as a par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 container, envelope, room etc that contains something has something inside it</text:p>
          </table:table-cell>
          <table:table-cell office:value-type="string" calcext:value-type="string">
            <text:p>to include something, or to have it as a part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To play a lute or oboe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kill animals for food or for their skin or other parts, or for sport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be employed ; to be employed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someone operates in a particular way, that is how they achieve what they want to do</text:p>
          </table:table-cell>
          <table:table-cell office:value-type="string" calcext:value-type="string">
            <text:p>if equipment operates, it works and does what it is intended to do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make know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ring something into existence or use for the first time</text:p>
          </table:table-cell>
          <table:table-cell office:value-type="string" calcext:value-type="string">
            <text:p>to tell someone another person’s name when they meet for the first time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be in agreement with ; to be in agreement with ; to be in agreement with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have the same opinion or feeling as someone else</text:p>
          </table:table-cell>
          <table:table-cell office:value-type="string" calcext:value-type="string">
            <text:p>to use or to have something at the same time as someone else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perform a specified funct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someone operates in a particular way, that is how they achieve what they want to do</text:p>
          </table:table-cell>
          <table:table-cell office:value-type="string" calcext:value-type="string">
            <text:p>if equipment operates, it works and does what it is intended to do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To have as a constituent ; to have as a constituen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 container, envelope, room etc that contains something has something inside it</text:p>
          </table:table-cell>
          <table:table-cell office:value-type="string" calcext:value-type="string">
            <text:p>to include something, or to have it as a part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To become involved in ; to be involved i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tart to take part in a particular activity or to work in a particular job</text:p>
          </table:table-cell>
          <table:table-cell office:value-type="string" calcext:value-type="string">
            <text:p>to go or come into a place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make something differen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replace something with a new or different thing</text:p>
          </table:table-cell>
          <table:table-cell office:value-type="string" calcext:value-type="string">
            <text:p>to become different, or to make someone or something different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deal with, to deal with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ccept that a bad situation exists and try to deal with it</text:p>
          </table:table-cell>
          <table:table-cell office:value-type="string" calcext:value-type="string">
            <text:p>to be opposite someone or something so that your face or front is towards them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cknowledge</text:p>
          </table:table-cell>
          <table:table-cell office:value-type="string" calcext:value-type="string">
            <text:p>To give an official receipt of ( a document )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show that you have seen someone or that you recognize them, for example by smiling or speaking to them</text:p>
          </table:table-cell>
          <table:table-cell office:value-type="string" calcext:value-type="string">
            <text:p>to let someone know that you have received something they sent you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accept as tr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gree that something is true, especially when you are unhappy, sorry, or surprised about it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To cause to be a result of a process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put a layer of something such as paint onto a surface</text:p>
          </table:table-cell>
          <table:table-cell office:value-type="string" calcext:value-type="string">
            <text:p>to use a particular method, process, law etc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perform a specified funct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someone operates in a particular way, that is how they achieve what they want to do</text:p>
          </table:table-cell>
          <table:table-cell office:value-type="string" calcext:value-type="string">
            <text:p>if equipment operates, it works and does what it is intended to do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To gamble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if children play or play something, they do things that they enjoy, for example using toys and taking part in games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alter, to alter, to alter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come different, or to make someone or something different</text:p>
          </table:table-cell>
          <table:table-cell office:value-type="string" calcext:value-type="string">
            <text:p>to replace something with a new or different thing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be subject to ; to be subject to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ccept that a bad situation exists and try to deal with it</text:p>
          </table:table-cell>
          <table:table-cell office:value-type="string" calcext:value-type="string">
            <text:p>to be opposite someone or something so that your face or front is towards them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other</text:p>
          </table:table-cell>
          <table:table-cell office:value-type="string" calcext:value-type="string">
            <text:p>To be concerned or concerned ; to be concerned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if you do not bother to do something, you do not do it, either because there seems to be no good reason or because it involves too much effort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keep or keep for future us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keep something for someone by making sure that other people do not take it</text:p>
          </table:table-cell>
          <table:table-cell office:value-type="string" calcext:value-type="string">
            <text:p>to collect a set of things and keep them for a particular purpose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request ; to reques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ay that you want something to happen, or that you want someone else to do something</text:p>
          </table:table-cell>
          <table:table-cell office:value-type="string" calcext:value-type="string">
            <text:p>to speak or write to someone in order to get information from them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To put into effec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use a particular method, process, law etc</text:p>
          </table:table-cell>
          <table:table-cell office:value-type="string" calcext:value-type="string">
            <text:p>to put a layer of something such as paint onto a surface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make a new name or form o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replace something with a new or different thing</text:p>
          </table:table-cell>
          <table:table-cell office:value-type="string" calcext:value-type="string">
            <text:p>to become different, or to make someone or something different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To accept ; to accept ; to accep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you cannot bear something, you cannot accept or do it because it makes you very unhappy</text:p>
          </table:table-cell>
          <table:table-cell office:value-type="string" calcext:value-type="string">
            <text:p>to carry or take someone or something somewhere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To endure ; to endure ; to endur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you cannot bear something, you cannot accept or do it because it makes you very unhappy</text:p>
          </table:table-cell>
          <table:table-cell office:value-type="string" calcext:value-type="string">
            <text:p>to carry or take someone or something somewhere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go to a place or position that is beyond one's ability or capability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rrive somewhere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make a formal inquiry or inquiry into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speak or write to someone in order to get information from them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make a suggestion ; to make a suggest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ke you think that something is likely to exist or to be true</text:p>
          </table:table-cell>
          <table:table-cell office:value-type="string" calcext:value-type="string">
            <text:p>to say that something is likely to exist or to be true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To be unable to do something ; to be unable to do something ; to be unable to do something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 unsuccessful when you try to do something</text:p>
          </table:table-cell>
          <table:table-cell office:value-type="string" calcext:value-type="string">
            <text:p>to be unsuccessful in achieving a satisfactory level or standar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mpose</text:p>
          </table:table-cell>
          <table:table-cell office:value-type="string" calcext:value-type="string">
            <text:p>To put into force ; to put into effect ; to put into effec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introduce something such as a new law or new system, and force people to accept it</text:p>
          </table:table-cell>
          <table:table-cell office:value-type="string" calcext:value-type="string">
            <text:p>to cause extra work for someone by asking them to do something that may not be convenient for them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make public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o be the head of ; to be the leader of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 in control of an organization, group of people, or activity</text:p>
          </table:table-cell>
          <table:table-cell office:value-type="string" calcext:value-type="string">
            <text:p>to walk, drive, fly, sail etc in front of a group of people, vehicles, planes, ships etc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make a suggestion of ; to give a suggestion of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remind you of something</text:p>
          </table:table-cell>
          <table:table-cell office:value-type="string" calcext:value-type="string">
            <text:p>to say that something is likely to exist or to be true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in contro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deal successfully with a problem or difficult situation</text:p>
          </table:table-cell>
          <table:table-cell office:value-type="string" calcext:value-type="string">
            <text:p>to be able to live with only a limited amount of money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To respond to ; to respond to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give a spoken reply to a question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o make a difference ; to make a difference ; to make a differenc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give someone support or information so that they can do something more easily</text:p>
          </table:table-cell>
          <table:table-cell office:value-type="string" calcext:value-type="string">
            <text:p>to make a situation better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have or consum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office:value-type="string" calcext:value-type="string">
            <text:p>to succeed in eating or drinking something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go to a certain heigh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to get as high as a particular level or amount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able to do something successfully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deal successfully with a problem or difficult situation</text:p>
          </table:table-cell>
          <table:table-cell office:value-type="string" calcext:value-type="string">
            <text:p>to be able to live with only a limited amount of money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acknowledge, to acknowledg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  <table:table-cell office:value-type="string" calcext:value-type="string">
            <text:p>to agree that something is true, especially when you are unhappy, sorry, or surprised about it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able to do something successfull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office:value-type="string" calcext:value-type="string">
            <text:p>to succeed in doing something, especially something that needs a lot of effort or skill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o be of use ; to be of use ; to be of use ; to be of us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ke a situation better</text:p>
          </table:table-cell>
          <table:table-cell office:value-type="string" calcext:value-type="string">
            <text:p>to give someone support or information so that they can do something more easily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To be in a state of distress or distress ; to be in a state of distress ; to be in a state of distress ;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sed for emphasizing that something should be done</text:p>
          </table:table-cell>
          <table:table-cell office:value-type="string" calcext:value-type="string">
            <text:p>if you need something, you must have it because it is necessary</text:p>
          </table:table-cell>
          <table:table-cell table:number-columns-repeated="101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grant membership to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llow someone to become a member of an organization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say in a voice, as if asking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speak or write to someone in order to get information from them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inquire about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speak or write to someone in order to get information from them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become a member of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you join a road, train, boat etc, you start to travel on it</text:p>
          </table:table-cell>
          <table:table-cell office:value-type="string" calcext:value-type="string">
            <text:p>to become a member of an organization, club etc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o cause to act ; to cause to act ; to cause to ac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cause someone to do something</text:p>
          </table:table-cell>
          <table:table-cell office:value-type="string" calcext:value-type="string">
            <text:p>to walk, drive, fly, sail etc in front of a group of people, vehicles, planes, ships etc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have in common ; to have in common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use or to have something at the same time as someone else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be facing ; to be facing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you face a problem, or if it faces you, it is likely or certain to happen and you have to deal with it</text:p>
          </table:table-cell>
          <table:table-cell office:value-type="string" calcext:value-type="string">
            <text:p>to be opposite someone or something so that your face or front is towards them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request something from someo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speak or write to someone in order to get information from them</text:p>
          </table:table-cell>
          <table:table-cell office:value-type="string" calcext:value-type="string">
            <text:p>to speak or write to someone because you want them to give you something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inquire about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speak or write to someone in order to get information from them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o make something more efficient or efficien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have the power to make decisions and decide what will happen to something</text:p>
          </table:table-cell>
          <table:table-cell office:value-type="string" calcext:value-type="string">
            <text:p>to make a machine, system, vehicle etc move or operate in the way that you want it to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o attempt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attempt to do something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o use ( a word ) to express a meaning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make a machine, system, vehicle etc move or operate in the way that you want it to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set up, as a business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be in effect ; to be in effect ; to be in effec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something such as a rule, idea, or fact operates, it exists and has an effect in a particular situation</text:p>
          </table:table-cell>
          <table:table-cell office:value-type="string" calcext:value-type="string">
            <text:p>if equipment operates, it works and does what it is intended to do</text:p>
          </table:table-cell>
          <table:table-cell table:number-columns-repeated="101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be related or related ; to be a part of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use or to have something at the same time as someone else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espond</text:p>
          </table:table-cell>
          <table:table-cell office:value-type="string" calcext:value-type="string">
            <text:p>To act in response to a threat or threa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reply, especially in writing</text:p>
          </table:table-cell>
          <table:table-cell office:value-type="string" calcext:value-type="string">
            <text:p>to react to something by taking a particular course of action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have a shared interest or interest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use or to have something at the same time as someone else</text:p>
          </table:table-cell>
          <table:table-cell table:number-columns-repeated="101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emind</text:p>
          </table:table-cell>
          <table:table-cell office:value-type="string" calcext:value-type="string">
            <text:p>To make ( someone ) aware of something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tell someone again about an event from the past or about a fact that they used to know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make a different or different decision or course of actio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come different, or to make someone or something different</text:p>
          </table:table-cell>
          <table:table-cell office:value-type="string" calcext:value-type="string">
            <text:p>to replace something with a new or different thing</text:p>
          </table:table-cell>
          <table:table-cell table:number-columns-repeated="101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remove the horns from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make known ; to make known ; to make know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ring something into existence or use for the first time</text:p>
          </table:table-cell>
          <table:table-cell office:value-type="string" calcext:value-type="string">
            <text:p>to tell someone another person’s name when they meet for the first time</text:p>
          </table:table-cell>
          <table:table-cell table:number-columns-repeated="101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To deal with, deal with, or deal with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try to deal with a problem or question, for example by thinking carefully about it, or by doing things to improve a situation</text:p>
          </table:table-cell>
          <table:table-cell office:value-type="string" calcext:value-type="string">
            <text:p>to speak directly to someone who is with you</text:p>
          </table:table-cell>
          <table:table-cell table:number-columns-repeated="101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bring into a new environmen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tell someone another person’s name when they meet for the first time</text:p>
          </table:table-cell>
          <table:table-cell office:value-type="string" calcext:value-type="string">
            <text:p>to bring something such as a plant or animal into a country or environment for the first time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To give ( someone ) information about something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provide a supply of something for a person or a machine</text:p>
          </table:table-cell>
          <table:table-cell office:value-type="string" calcext:value-type="string">
            <text:p>to give food to a person or an animal</text:p>
          </table:table-cell>
          <table:table-cell table:number-columns-repeated="101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say something to express one's opinion ; to say something to express one's opinio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gree that something is true, especially when you are unhappy, sorry, or surprised about it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o have power ov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ke a machine, system, vehicle etc move or operate in the way that you want it to</text:p>
          </table:table-cell>
          <table:table-cell office:value-type="string" calcext:value-type="string">
            <text:p>to have the power to make decisions and decide what will happen to something</text:p>
          </table:table-cell>
          <table:table-cell table:number-columns-repeated="101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be in common ; to be in common ; to be in comm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use or to have something at the same time as someone else</text:p>
          </table:table-cell>
          <table:table-cell office:value-type="string" calcext:value-type="string">
            <text:p>to have the same opinion or feeling as someone else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llustrate</text:p>
          </table:table-cell>
          <table:table-cell office:value-type="string" calcext:value-type="string">
            <text:p>To show or explain in a vivid manner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how what something is like, or to show that something is true</text:p>
          </table:table-cell>
          <table:table-cell office:value-type="string" calcext:value-type="string">
            <text:p>to draw the pictures in a book, or to put pictures in a book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To be the correct or proper or proper or proper or proper or proper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give a spoken reply to a question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control or control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office:value-type="string" calcext:value-type="string">
            <text:p>to organize and control the work of a company, organization, or group of people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To take into consideration, to consider, to consider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listen to someone who is speaking about a particular thing</text:p>
          </table:table-cell>
          <table:table-cell office:value-type="string" calcext:value-type="string">
            <text:p>if a court case is heard, it is dealt with by a court or judge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To speak to, to give an oral or written speech to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speak publicly to a group of people</text:p>
          </table:table-cell>
          <table:table-cell table:number-columns-repeated="101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acknowledge or acknowledg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gree that something is true, especially when you are unhappy, sorry, or surprised about it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be confronted with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 opposite someone or something so that your face or front is towards them</text:p>
          </table:table-cell>
          <table:table-cell office:value-type="string" calcext:value-type="string">
            <text:p>to accept that a bad situation exists and try to deal with it</text:p>
          </table:table-cell>
          <table:table-cell table:number-columns-repeated="101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To mention ; to ment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look at a book, map etc for information</text:p>
          </table:table-cell>
          <table:table-cell office:value-type="string" calcext:value-type="string">
            <text:p>to mention someone or something when you are speaking or writing</text:p>
          </table:table-cell>
          <table:table-cell table:number-columns-repeated="101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To provide ( services ) to someon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let someone know that you will give them something if they want it</text:p>
          </table:table-cell>
          <table:table-cell office:value-type="string" calcext:value-type="string">
            <text:p>to provide something such as a product or service</text:p>
          </table:table-cell>
          <table:table-cell table:number-columns-repeated="101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To make available ; to make available ; to make availabl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let someone know that you will give them something if they want it</text:p>
          </table:table-cell>
          <table:table-cell office:value-type="string" calcext:value-type="string">
            <text:p>to give someone something that you think they need or deserve</text:p>
          </table:table-cell>
          <table:table-cell table:number-columns-repeated="101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o attempt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attempt to do something</text:p>
          </table:table-cell>
          <table:table-cell table:number-columns-repeated="101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set up ; to set up ; to set up ; to set up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table:number-columns-repeated="101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able to do something successfully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 able to live with only a limited amount of money</text:p>
          </table:table-cell>
          <table:table-cell office:value-type="string" calcext:value-type="string">
            <text:p>to deal successfully with a problem or difficult situation</text:p>
          </table:table-cell>
          <table:table-cell table:number-columns-repeated="101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show or indicate ; to show ; to show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ay that something is likely to exist or to be true</text:p>
          </table:table-cell>
          <table:table-cell office:value-type="string" calcext:value-type="string">
            <text:p>to make you think that something is likely to exist or to be true</text:p>
          </table:table-cell>
          <table:table-cell table:number-columns-repeated="101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o direct or direct, as a person, towards a goal or a goal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walk, drive, fly, sail etc in front of a group of people, vehicles, planes, ships etc</text:p>
          </table:table-cell>
          <table:table-cell table:number-columns-repeated="101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o cause to act ; to cause to act ; to cause to ac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cause someone to do something</text:p>
          </table:table-cell>
          <table:table-cell office:value-type="string" calcext:value-type="string">
            <text:p>to walk, drive, fly, sail etc in front of a group of people, vehicles, planes, ships etc</text:p>
          </table:table-cell>
          <table:table-cell table:number-columns-repeated="101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make or become free from obstructio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table:number-columns-repeated="101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o obtain, as approval or approval ; to obtai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get something as a prize for defeating other people or because you are lucky</text:p>
          </table:table-cell>
          <table:table-cell office:value-type="string" calcext:value-type="string">
            <text:p>to succeed in getting something that you want because of hard work or ability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To accept, accept, or accept as true ; to accept as true ; to accept as true ; to accept as tru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you cannot bear something, you cannot accept or do it because it makes you very unhappy</text:p>
          </table:table-cell>
          <table:table-cell office:value-type="string" calcext:value-type="string">
            <text:p>to carry or take someone or something somewhere</text:p>
          </table:table-cell>
          <table:table-cell table:number-columns-repeated="101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make less difficult ; to make less difficul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ake it possible for someone to avoid doing something</text:p>
          </table:table-cell>
          <table:table-cell office:value-type="string" calcext:value-type="string">
            <text:p>to make it possible for someone or something to avoid danger, harm, injury etc</text:p>
          </table:table-cell>
          <table:table-cell table:number-columns-repeated="101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To hold, to hold, to hold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a container, envelope, room etc that contains something has something inside it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make something know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table:number-columns-repeated="101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truggle</text:p>
          </table:table-cell>
          <table:table-cell office:value-type="string" calcext:value-type="string">
            <text:p>To work hard, to work hard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use your strength to fight against someone or something</text:p>
          </table:table-cell>
          <table:table-cell office:value-type="string" calcext:value-type="string">
            <text:p>to try hard to do something that you find very difficult</text:p>
          </table:table-cell>
          <table:table-cell table:number-columns-repeated="101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come to ; to come to ; to come to ; to come to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to achieve something after discussing it or thinking about it for a long time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To include, as in a documen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 container, envelope, room etc that contains something has something inside it</text:p>
          </table:table-cell>
          <table:table-cell office:value-type="string" calcext:value-type="string">
            <text:p>to include something, or to have it as a part</text:p>
          </table:table-cell>
          <table:table-cell table:number-columns-repeated="101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volve</text:p>
          </table:table-cell>
          <table:table-cell office:value-type="string" calcext:value-type="string">
            <text:p>To change, to change, to chang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gradually change and develop over a period of time</text:p>
          </table:table-cell>
          <table:table-cell office:value-type="string" calcext:value-type="string">
            <text:p>when a type of plant or animal evolves, its physical form changes over a long period of time</text:p>
          </table:table-cell>
          <table:table-cell table:number-columns-repeated="101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go to a place, or to a place of interes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to arrive somewhere</text:p>
          </table:table-cell>
          <table:table-cell table:number-columns-repeated="101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make less difficult ; to make less difficul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ake it possible for someone to avoid doing something</text:p>
          </table:table-cell>
          <table:table-cell office:value-type="string" calcext:value-type="string">
            <text:p>to make it possible for someone or something to avoid danger, harm, injury etc</text:p>
          </table:table-cell>
          <table:table-cell table:number-columns-repeated="101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To be visible ; to be visibl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children play or play something, they do things that they enjoy, for example using toys and taking part in games</text:p>
          </table:table-cell>
          <table:table-cell office:value-type="string" calcext:value-type="string">
            <text:p>if something such as light plays somewhere, it moves quickly over a surface, appearing in different places for a very short time</text:p>
          </table:table-cell>
          <table:table-cell table:number-columns-repeated="101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become a member of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you join a road, train, boat etc, you start to travel on it</text:p>
          </table:table-cell>
          <table:table-cell office:value-type="string" calcext:value-type="string">
            <text:p>to come together with other people or things</text:p>
          </table:table-cell>
          <table:table-cell table:number-columns-repeated="101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To supply with nourishmen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give food to a person or an animal</text:p>
          </table:table-cell>
          <table:table-cell office:value-type="string" calcext:value-type="string">
            <text:p>to make a feeling stronger</text:p>
          </table:table-cell>
          <table:table-cell table:number-columns-repeated="101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participate in ; to participate i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come involved in an activity</text:p>
          </table:table-cell>
          <table:table-cell office:value-type="string" calcext:value-type="string">
            <text:p>if you join a road, train, boat etc, you start to travel on it</text:p>
          </table:table-cell>
          <table:table-cell table:number-columns-repeated="101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be in a state of conflict ; to be in a state of conflict ; to be in a state of conflic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you face a problem, or if it faces you, it is likely or certain to happen and you have to deal with it</text:p>
          </table:table-cell>
          <table:table-cell office:value-type="string" calcext:value-type="string">
            <text:p>to be opposite someone or something so that your face or front is towards them</text:p>
          </table:table-cell>
          <table:table-cell table:number-columns-repeated="101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become a member of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come a member of an organization, club etc</text:p>
          </table:table-cell>
          <table:table-cell office:value-type="string" calcext:value-type="string">
            <text:p>if you join a road, train, boat etc, you start to travel on it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able to do something successfully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office:value-type="string" calcext:value-type="string">
            <text:p>to succeed in doing something, especially something that needs a lot of effort or skill</text:p>
          </table:table-cell>
          <table:table-cell table:number-columns-repeated="101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able to do something successfully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ucceed in doing something, especially something that needs a lot of effort or skill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table:number-columns-repeated="101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o achieve a victory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get something as a prize for defeating other people or because you are lucky</text:p>
          </table:table-cell>
          <table:table-cell table:number-columns-repeated="101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show or indicate by a particular action or process ; to show by a particular quality or conditio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ay that something is likely to exist or to be true</text:p>
          </table:table-cell>
          <table:table-cell office:value-type="string" calcext:value-type="string">
            <text:p>to make you think that something is likely to exist or to be true</text:p>
          </table:table-cell>
          <table:table-cell table:number-columns-repeated="101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be in a particular position or situation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if equipment operates, it works and does what it is intended to do</text:p>
          </table:table-cell>
          <table:table-cell table:number-columns-repeated="101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To go beyond a specific limit, scope, or limit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continue for a particular distance or in a particular direction</text:p>
          </table:table-cell>
          <table:table-cell table:number-columns-repeated="101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To be a part of ; to be a part of ; to be connected with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ention someone or something when you are speaking or writing</text:p>
          </table:table-cell>
          <table:table-cell office:value-type="string" calcext:value-type="string">
            <text:p>to describe something, or to be about something</text:p>
          </table:table-cell>
          <table:table-cell table:number-columns-repeated="101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To not do something ; to not do something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 unsuccessful in achieving a satisfactory level or standard</text:p>
          </table:table-cell>
          <table:table-cell office:value-type="string" calcext:value-type="string">
            <text:p>to not do something that people expect you to do</text:p>
          </table:table-cell>
          <table:table-cell table:number-columns-repeated="101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illustrate</text:p>
          </table:table-cell>
          <table:table-cell office:value-type="string" calcext:value-type="string">
            <text:p>To make visible, as by a photographic imag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draw the pictures in a book, or to put pictures in a book</text:p>
          </table:table-cell>
          <table:table-cell office:value-type="string" calcext:value-type="string">
            <text:p>to show something by using pictures, diagrams, lists of numbers etc</text:p>
          </table:table-cell>
          <table:table-cell table:number-columns-repeated="101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cause to become addicted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tell someone another person’s name when they meet for the first time</text:p>
          </table:table-cell>
          <table:table-cell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To go from one place to another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continue for a particular distance or in a particular direction</text:p>
          </table:table-cell>
          <table:table-cell table:number-columns-repeated="101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to be applied t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use a particular method, process, law etc</text:p>
          </table:table-cell>
          <table:table-cell office:value-type="string" calcext:value-type="string">
            <text:p>to put a layer of something such as paint onto a surface</text:p>
          </table:table-cell>
          <table:table-cell table:number-columns-repeated="101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To deal with, to deal with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speak directly to someone who is with you</text:p>
          </table:table-cell>
          <table:table-cell office:value-type="string" calcext:value-type="string">
            <text:p>to try to deal with a problem or question, for example by thinking carefully about it, or by doing things to improve a situation</text:p>
          </table:table-cell>
          <table:table-cell table:number-columns-repeated="101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make known to ; to give information about ; to give information abou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tell someone another person’s name when they meet for the first time</text:p>
          </table:table-cell>
          <table:table-cell office:value-type="string" calcext:value-type="string">
            <text:p>to provide someone with a new experience, activity, or opportunity to learn something</text:p>
          </table:table-cell>
          <table:table-cell table:number-columns-repeated="101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be sufficient to meet ; to be sufficient to mee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to get as high as a particular level or amount</text:p>
          </table:table-cell>
          <table:table-cell table:number-columns-repeated="101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come to ; to come to ; to come to ; to come to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to achieve something after discussing it or thinking about it for a long time</text:p>
          </table:table-cell>
          <table:table-cell table:number-columns-repeated="101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To make known to the public ; to make known to the public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tell someone something in a way that helps them understand it better</text:p>
          </table:table-cell>
          <table:table-cell table:number-columns-repeated="101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o attempt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attempt to do something</text:p>
          </table:table-cell>
          <table:table-cell table:number-columns-repeated="101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make a different or different decis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replace something with a new or different thing</text:p>
          </table:table-cell>
          <table:table-cell office:value-type="string" calcext:value-type="string">
            <text:p>to become different, or to make someone or something different</text:p>
          </table:table-cell>
          <table:table-cell table:number-columns-repeated="101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be different from anoth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come different, or to make someone or something different</text:p>
          </table:table-cell>
          <table:table-cell office:value-type="string" calcext:value-type="string">
            <text:p>to take off the clothes or a piece of clothing you are wearing and put on different ones</text:p>
          </table:table-cell>
          <table:table-cell table:number-columns-repeated="101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acknowledge ; to acknowledge ; to acknowledg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  <table:table-cell office:value-type="string" calcext:value-type="string">
            <text:p>to agree that something is true, especially when you are unhappy, sorry, or surprised about it</text:p>
          </table:table-cell>
          <table:table-cell table:number-columns-repeated="101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impose</text:p>
          </table:table-cell>
          <table:table-cell office:value-type="string" calcext:value-type="string">
            <text:p>To put upon ; to put upon ; to put upon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cause extra work for someone by asking them to do something that may not be convenient for them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o attempt to do something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attempt to do something</text:p>
          </table:table-cell>
          <table:table-cell table:number-columns-repeated="101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To start ; to start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start doing something</text:p>
          </table:table-cell>
          <table:table-cell table:number-columns-repeated="101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o attempt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attempt to do something</text:p>
          </table:table-cell>
          <table:table-cell table:number-columns-repeated="101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To be related ; to be related ; to be connected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scribe something, or to be about something</text:p>
          </table:table-cell>
          <table:table-cell office:value-type="string" calcext:value-type="string">
            <text:p>to mention someone or something when you are speaking or writing</text:p>
          </table:table-cell>
          <table:table-cell table:number-columns-repeated="101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become visibl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table:number-columns-repeated="101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prevent ( a goal ) from being scored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a goalkeeper saves a ball in a sport such as football, they prevent the ball from going into the net</text:p>
          </table:table-cell>
          <table:table-cell office:value-type="string" calcext:value-type="string">
            <text:p>to make it possible for someone or something to avoid danger, harm, injury etc</text:p>
          </table:table-cell>
          <table:table-cell table:number-columns-repeated="101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grant entry to ; to permit to enter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take someone into hospital for medical treatment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  <table:table-cell table:number-columns-repeated="101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act as the agent of, or in charge of, a tenan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organize and control an available supply of something such as time or money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table:number-columns-repeated="101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o hold or hold in a certain position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make people behave in the way that you want them to behave</text:p>
          </table:table-cell>
          <table:table-cell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To give an explanation of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tell someone something in a way that helps them understand it better</text:p>
          </table:table-cell>
          <table:table-cell table:number-columns-repeated="101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become a member of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you join a road, train, boat etc, you start to travel on it</text:p>
          </table:table-cell>
          <table:table-cell office:value-type="string" calcext:value-type="string">
            <text:p>to become a member of an organization, club etc</text:p>
          </table:table-cell>
          <table:table-cell table:number-columns-repeated="101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divide by two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give a part of something to someone else</text:p>
          </table:table-cell>
          <table:table-cell table:number-columns-repeated="101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o make amends for ; to make amends for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give someone support or information so that they can do something more easily</text:p>
          </table:table-cell>
          <table:table-cell office:value-type="string" calcext:value-type="string">
            <text:p>to make a situation better</text:p>
          </table:table-cell>
          <table:table-cell table:number-columns-repeated="101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come to a place, especially a place of great distanc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to arrive somewhere</text:p>
          </table:table-cell>
          <table:table-cell table:number-columns-repeated="101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cause to be differen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replace something with a new or different thing</text:p>
          </table:table-cell>
          <table:table-cell office:value-type="string" calcext:value-type="string">
            <text:p>to become different, or to make someone or something different</text:p>
          </table:table-cell>
          <table:table-cell table:number-columns-repeated="101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show or show ; to show ; to show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tell someone about something that may be useful or suitable for a particular purpose</text:p>
          </table:table-cell>
          <table:table-cell office:value-type="string" calcext:value-type="string">
            <text:p>to offer an idea or a plan for someone to consider</text:p>
          </table:table-cell>
          <table:table-cell table:number-columns-repeated="101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To avoid, avoid, or avoid ( something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void thinking about or dealing with an unpleasant situation that you are in</text:p>
          </table:table-cell>
          <table:table-cell office:value-type="string" calcext:value-type="string">
            <text:p>to get away from a place where you are in danger</text:p>
          </table:table-cell>
          <table:table-cell table:number-columns-repeated="101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give away, as a gif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collect a set of things and keep them for a particular purpose</text:p>
          </table:table-cell>
          <table:table-cell office:value-type="string" calcext:value-type="string">
            <text:p>to keep something for someone by making sure that other people do not take it</text:p>
          </table:table-cell>
          <table:table-cell table:number-columns-repeated="101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come together ; to come together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come together with other people or things</text:p>
          </table:table-cell>
          <table:table-cell office:value-type="string" calcext:value-type="string">
            <text:p>if you join a road, train, boat etc, you start to travel on it</text:p>
          </table:table-cell>
          <table:table-cell table:number-columns-repeated="101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able to do or achieve something successfully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ucceed in doing something, especially something that needs a lot of effort or skill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table:number-columns-repeated="101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To be referring to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ention someone or something when you are speaking or writing</text:p>
          </table:table-cell>
          <table:table-cell office:value-type="string" calcext:value-type="string">
            <text:p>to look at a book, map etc for information</text:p>
          </table:table-cell>
          <table:table-cell table:number-columns-repeated="101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indicate or indicate by a suggestio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ay that something is likely to exist or to be true</text:p>
          </table:table-cell>
          <table:table-cell office:value-type="string" calcext:value-type="string">
            <text:p>to make you think that something is likely to exist or to be true</text:p>
          </table:table-cell>
          <table:table-cell table:number-columns-repeated="101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talk about ; to talk abou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use or to have something at the same time as someone else</text:p>
          </table:table-cell>
          <table:table-cell office:value-type="string" calcext:value-type="string">
            <text:p>to tell someone something</text:p>
          </table:table-cell>
          <table:table-cell table:number-columns-repeated="101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make a suggestion ; to make a suggestion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say that something is likely to exist or to be true</text:p>
          </table:table-cell>
          <table:table-cell table:number-columns-repeated="101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o gain ; to gai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get something as a prize for defeating other people or because you are lucky</text:p>
          </table:table-cell>
          <table:table-cell office:value-type="string" calcext:value-type="string">
            <text:p>to succeed in getting something that you want because of hard work or ability</text:p>
          </table:table-cell>
          <table:table-cell table:number-columns-repeated="101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To make wider ; to expand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increase the size of a building or area, especially by adding extra parts onto it</text:p>
          </table:table-cell>
          <table:table-cell table:number-columns-repeated="101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To mention or ment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look at a book, map etc for information</text:p>
          </table:table-cell>
          <table:table-cell office:value-type="string" calcext:value-type="string">
            <text:p>to mention someone or something when you are speaking or writing</text:p>
          </table:table-cell>
          <table:table-cell table:number-columns-repeated="101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To deal with, deal with, or deal with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speak directly to someone who is with you</text:p>
          </table:table-cell>
          <table:table-cell office:value-type="string" calcext:value-type="string">
            <text:p>to try to deal with a problem or question, for example by thinking carefully about it, or by doing things to improve a situation</text:p>
          </table:table-cell>
          <table:table-cell table:number-columns-repeated="101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o make something better ; to make something better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ake a situation better</text:p>
          </table:table-cell>
          <table:table-cell office:value-type="string" calcext:value-type="string">
            <text:p>to give someone support or information so that they can do something more easily</text:p>
          </table:table-cell>
          <table:table-cell table:number-columns-repeated="101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alter, alter, or alter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take off the clothes or a piece of clothing you are wearing and put on different ones</text:p>
          </table:table-cell>
          <table:table-cell office:value-type="string" calcext:value-type="string">
            <text:p>to become different, or to make someone or something different</text:p>
          </table:table-cell>
          <table:table-cell table:number-columns-repeated="101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evolve</text:p>
          </table:table-cell>
          <table:table-cell office:value-type="string" calcext:value-type="string">
            <text:p>To become more advanced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hen a type of plant or animal evolves, its physical form changes over a long period of time</text:p>
          </table:table-cell>
          <table:table-cell office:value-type="string" calcext:value-type="string">
            <text:p>to gradually change and develop over a period of time</text:p>
          </table:table-cell>
          <table:table-cell table:number-columns-repeated="101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expect</text:p>
          </table:table-cell>
          <table:table-cell office:value-type="string" calcext:value-type="string">
            <text:p>To believe that something will happe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 waiting for someone or something to arrive</text:p>
          </table:table-cell>
          <table:table-cell office:value-type="string" calcext:value-type="string">
            <text:p>to think that something will happen</text:p>
          </table:table-cell>
          <table:table-cell table:number-columns-repeated="101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prevent from being affected or affected by something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make it possible for someone or something to avoid danger, harm, injury etc</text:p>
          </table:table-cell>
          <table:table-cell table:number-columns-repeated="101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o make better ; to make better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give someone support or information so that they can do something more easily</text:p>
          </table:table-cell>
          <table:table-cell office:value-type="string" calcext:value-type="string">
            <text:p>to make a situation better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10:37:48.563542696</meta:creation-date>
    <dc:date>2024-06-25T10:38:03.998097520</dc:date>
    <meta:editing-duration>PT16S</meta:editing-duration>
    <meta:editing-cycles>1</meta:editing-cycles>
    <meta:document-statistic meta:table-count="1" meta:cell-count="1110" meta:object-count="0"/>
    <meta:generator>LibreOffice/7.3.7.2$Linux_X86_64 LibreOffice_project/30$Build-2</meta:generator>
  </office:meta>
</office:document-meta>
</file>